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4.2pt" svg:height="255.23pt" svg:x="864.71pt" svg:y="357.65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.17pt" svg:height="255.26pt" svg:x="407.37pt" svg:y="357.68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42.49pt" svg:height="268.07pt" svg:x="405.78pt" svg:y="0.03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4.88pt" svg:height="278.59pt" svg:x="858.44pt" svg:y="0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quenti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s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Concurrent Clien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16" calcext:value-type="float">
            <text:p>14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270" calcext:value-type="float">
            <text:p>32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67" calcext:value-type="float">
            <text:p>806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8205" calcext:value-type="float">
            <text:p>8205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31897" calcext:value-type="float">
            <text:p>3189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nboun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s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Concurrent Clien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078" calcext:value-type="float">
            <text:p>307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676" calcext:value-type="float">
            <text:p>267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682" calcext:value-type="float">
            <text:p>768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31395" calcext:value-type="float">
            <text:p>3139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un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s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Concurrent Clien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323" calcext:value-type="float">
            <text:p>132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7980" calcext:value-type="float">
            <text:p>798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s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Concurrent Clien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49" calcext:value-type="float">
            <text:p>4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37" calcext:value-type="float">
            <text:p>43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1364" calcext:value-type="float">
            <text:p>1364</text:p>
          </table:table-cell>
          <table:table-cell office:value-type="float" office:value="475" calcext:value-type="float">
            <text:p>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4:47.973157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23:48:47.182443016</meta:creation-date>
    <dc:date>2016-05-25T13:52:43.989201684</dc:date>
    <meta:editing-duration>PT40M34S</meta:editing-duration>
    <meta:editing-cycles>5</meta:editing-cycles>
    <meta:generator>LibreOffice/5.1.3.2$Linux_x86 LibreOffice_project/10m0$Build-2</meta:generator>
    <meta:document-statistic meta:table-count="1" meta:cell-count="1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4cm" svg:height="9.005cm" xlink:href="." xlink:type="simple" chart:class="chart:bar" chart:style-name="ch1">
        <chart:title svg:x="6.831cm" svg:y="0.316cm" chart:style-name="ch2">
          <text:p>BOUNDED</text:p>
        </chart:title>
        <chart:legend chart:legend-position="end" svg:x="12.437cm" svg:y="3.456cm" style:legend-expansion="high" chart:style-name="ch3"/>
        <chart:plot-area chart:style-name="ch4" chart:data-source-has-labels="both" svg:x="0.32cm" svg:y="1.275cm" svg:width="11.798cm" svg:height="7.55cm">
          <chartooo:coordinate-region svg:x="1.497cm" svg:y="1.474cm" svg:width="10.621cm" svg:height="6.704cm"/>
          <chart:axis chart:dimension="x" chart:name="primary-x" chart:style-name="ch5" chartooo:axis-type="text"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series chart:style-name="ch11" chart:values-cell-range-address="local-table.$E$2:.$E$10" chart:label-cell-address="local-table.$E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</text:p>
              </table:table-cell>
              <table:table-cell office:value-type="string">
                <text:p>Messages</text:p>
              </table:table-cell>
              <table:table-cell office:value-type="string">
                <text:p>TotalTime</text:p>
              </table:table-cell>
              <table:table-cell office:value-type="string">
                <text:p>Concurrent Cl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439">
                <text:p>43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1323">
                <text:p>132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980">
                <text:p>798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3cm" svg:height="9.006cm" xlink:href="." xlink:type="simple" chart:class="chart:bar" chart:style-name="ch1">
        <chart:title svg:x="6.883cm" svg:y="0.316cm" chart:style-name="ch2">
          <text:p>THREADS</text:p>
        </chart:title>
        <chart:legend chart:legend-position="end" svg:x="12.436cm" svg:y="3.457cm" style:legend-expansion="high" chart:style-name="ch3"/>
        <chart:plot-area chart:style-name="ch4" chart:data-source-has-labels="both" svg:x="0.32cm" svg:y="1.275cm" svg:width="11.797cm" svg:height="7.551cm">
          <chartooo:coordinate-region svg:x="1.312cm" svg:y="1.474cm" svg:width="10.805cm" svg:height="6.705cm"/>
          <chart:axis chart:dimension="x" chart:name="primary-x" chart:style-name="ch5" chartooo:axis-type="text"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series chart:style-name="ch11" chart:values-cell-range-address="local-table.$E$2:.$E$10" chart:label-cell-address="local-table.$E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</text:p>
              </table:table-cell>
              <table:table-cell office:value-type="string">
                <text:p>Messages</text:p>
              </table:table-cell>
              <table:table-cell office:value-type="string">
                <text:p>TotalTime</text:p>
              </table:table-cell>
              <table:table-cell office:value-type="string">
                <text:p>Concurrent Cl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49">
                <text:p>4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1052">
                <text:p>105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437">
                <text:p>43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364">
                <text:p>1364</text:p>
              </table:table-cell>
              <table:table-cell office:value-type="float" office:value="475">
                <text:p>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11cm" svg:height="9.458cm" xlink:href="." xlink:type="simple" chart:class="chart:bar" chart:style-name="ch1">
        <chart:title svg:x="6.333cm" svg:y="0.325cm" chart:style-name="ch2">
          <text:p>SEQUENTIAL</text:p>
        </chart:title>
        <chart:legend chart:legend-position="end" svg:x="12.024cm" svg:y="3.683cm" style:legend-expansion="high" chart:style-name="ch3"/>
        <chart:plot-area chart:style-name="ch4" chart:data-source-has-labels="both" svg:x="0.255cm" svg:y="1.349cm" svg:width="11.516cm" svg:height="7.859cm">
          <chartooo:coordinate-region svg:x="1.432cm" svg:y="1.549cm" svg:width="10.339cm" svg:height="7.012cm"/>
          <chart:axis chart:dimension="x" chart:name="primary-x" chart:style-name="ch5" chartooo:axis-type="text"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series chart:style-name="ch11" chart:values-cell-range-address="local-table.$E$2:.$E$10" chart:label-cell-address="local-table.$E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</text:p>
              </table:table-cell>
              <table:table-cell office:value-type="string">
                <text:p>Messages</text:p>
              </table:table-cell>
              <table:table-cell office:value-type="string">
                <text:p>TotalTime</text:p>
              </table:table-cell>
              <table:table-cell office:value-type="string">
                <text:p>Concurrent Cl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05">
                <text:p>2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8">
                <text:p>2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07">
                <text:p>10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208">
                <text:p>1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416">
                <text:p>14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270">
                <text:p>3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8067">
                <text:p>806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8205">
                <text:p>820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1897">
                <text:p>31897</text:p>
              </table:table-cell>
              <table:table-cell office:value-type="float" office:value="481">
                <text:p>4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48cm" svg:height="9.829cm" xlink:href="." xlink:type="simple" chart:class="chart:bar" chart:style-name="ch1">
        <chart:title svg:x="6.525cm" svg:y="0.332cm" chart:style-name="ch2">
          <text:p>UNBOUNDED</text:p>
        </chart:title>
        <chart:legend chart:legend-position="end" svg:x="12.461cm" svg:y="3.868cm" style:legend-expansion="high" chart:style-name="ch3"/>
        <chart:plot-area chart:style-name="ch4" chart:data-source-has-labels="both" svg:x="0.32cm" svg:y="1.307cm" svg:width="11.822cm" svg:height="8.326cm">
          <chartooo:coordinate-region svg:x="1.497cm" svg:y="1.506cm" svg:width="10.645cm" svg:height="7.48cm"/>
          <chart:axis chart:dimension="x" chart:name="primary-x" chart:style-name="ch5" chartooo:axis-type="text"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series chart:style-name="ch11" chart:values-cell-range-address="local-table.$E$2:.$E$10" chart:label-cell-address="local-table.$E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</text:p>
              </table:table-cell>
              <table:table-cell office:value-type="string">
                <text:p>Messages</text:p>
              </table:table-cell>
              <table:table-cell office:value-type="string">
                <text:p>TotalTime</text:p>
              </table:table-cell>
              <table:table-cell office:value-type="string">
                <text:p>Concurrent Cl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78">
                <text:p>30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2676">
                <text:p>267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7682">
                <text:p>768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1395">
                <text:p>31395</text:p>
              </table:table-cell>
              <table:table-cell office:value-type="float" office:value="488">
                <text:p>4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